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9e21" officeooo:paragraph-rsid="00039e21"/>
    </style:style>
    <style:style style:name="P2" style:family="paragraph" style:parent-style-name="Standard">
      <style:text-properties officeooo:paragraph-rsid="00039e21"/>
    </style:style>
    <style:style style:name="T1" style:family="text">
      <style:text-properties officeooo:rsid="00039e21"/>
    </style:style>
    <style:style style:name="T2" style:family="text">
      <style:text-properties officeooo:rsid="000597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Structure </text:span></text:p>
      <text:list xml:id="list3251639499" text:style-name="L1">
        <text:list-item>
          <text:p text:style-name="P1">Everything in Linux begins from the root directory which is the slash folder / folder, everything can be traced back to the / directory </text:p>
        </text:list-item>
        <text:list-item>
          <text:p text:style-name="P1">The home directory inside the / directory holds the users of the computer. In my case the home folder only holds me which is mohamd</text:p>
        </text:list-item>
        <text:list-item>
          <text:p text:style-name="P1">The File System Cheat Sheet has a good explanation </text:p>
          <text:list>
            <text:list-item>
              <text:p text:style-name="P1">/ -&gt; the very top (root) of the file tree </text:p>
            </text:list-item>
            <text:list-item>
              <text:p text:style-name="P1">/bin -&gt; stores common linux user commands binaries (binary numbers) and thhis directory holds the cat, cal commands here</text:p>
            </text:list-item>
            <text:list-item>
              <text:p text:style-name="P1">Look at the other directories and what they do in the cheat sheet</text:p>
            </text:list-item>
          </text:list>
        </text:list-item>
        <text:list-item>
          <text:p text:style-name="P1">/ <text:span text:style-name="T2">is the root folder, which is the main director </text:span></text:p>
        </text:list-item>
        <text:list-item>
          <text:p text:style-name="P1">/<text:span text:style-name="T2">root is the home folder for the root user. This is the home directory of the user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38:01.571560475</meta:creation-date>
    <meta:generator>LibreOffice/6.4.7.2$Linux_X86_64 LibreOffice_project/40$Build-2</meta:generator>
    <dc:date>2022-01-14T06:13:13.936209340</dc:date>
    <meta:editing-duration>PT10H53M42S</meta:editing-duration>
    <meta:editing-cycles>1</meta:editing-cycles>
    <meta:document-statistic meta:table-count="0" meta:image-count="0" meta:object-count="0" meta:page-count="1" meta:paragraph-count="9" meta:word-count="137" meta:character-count="707" meta:non-whitespace-character-count="581"/>
  </office:meta>
</office:document-meta>
</file>